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27D600000765EF39581B798AF4EA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Tabela1" style:family="table">
      <style:table-properties style:width="18.004cm" fo:margin-left="-1.501cm" fo:margin-top="0cm" fo:margin-bottom="0cm" table:align="left" style:writing-mode="lr-tb"/>
    </style:style>
    <style:style style:name="Tabela1.A" style:family="table-column">
      <style:table-column-properties style:column-width="10.751cm"/>
    </style:style>
    <style:style style:name="Tabela1.B" style:family="table-column">
      <style:table-column-properties style:column-width="7.25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-left="0.191cm" fo:padding-right="0.191cm" fo:padding-top="0cm" fo:padding-bottom="0cm" fo:border="0.5pt solid #000000" style:writing-mode="lr-tb"/>
    </style:style>
    <style:style style:name="Tabela2" style:family="table">
      <style:table-properties style:width="17.503cm" fo:margin-left="-1.251cm" fo:margin-top="0cm" fo:margin-bottom="0cm" table:align="left" style:writing-mode="lr-tb"/>
    </style:style>
    <style:style style:name="Tabela2.A" style:family="table-column">
      <style:table-column-properties style:column-width="17.503cm"/>
    </style:style>
    <style:style style:name="Tabela2.1" style:family="table-row">
      <style:table-row-properties fo:keep-together="auto"/>
    </style:style>
    <style:style style:name="Tabela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Frame_20_contents">
      <style:text-properties fo:color="#000000" loext:opacity="100%"/>
    </style:style>
    <style:style style:name="P2" style:family="paragraph" style:parent-style-name="List_20_Paragraph">
      <style:paragraph-properties fo:text-align="center" style:justify-single-word="false"/>
    </style:style>
    <style:style style:name="P3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4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5" style:family="paragraph" style:parent-style-name="List_20_Paragraph" style:list-style-name="WWNum1">
      <style:paragraph-properties fo:margin-top="0cm" fo:margin-bottom="0cm" style:contextual-spacing="true" fo:line-height="100%" fo:text-align="justify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6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7" style:family="paragraph" style:parent-style-name="List_20_Paragraph" style:list-style-name="WWNum1">
      <style:paragraph-properties fo:margin-top="0cm" fo:margin-bottom="0.282cm" style:contextual-spacing="true" fo:line-height="108%" fo:text-align="start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8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entury Gothic" fo:font-size="12pt" fo:language="pt" fo:country="BR" officeooo:rsid="001dee20" officeooo:paragraph-rsid="001dee20" style:letter-kerning="false" style:font-name-asian="Calibri1" style:font-size-asian="12pt" style:language-asian="en" style:country-asian="US" style:font-name-complex="F" style:font-size-complex="12pt" style:language-complex="ar" style:country-complex="SA"/>
    </style:style>
    <style:style style:name="P9" style:family="paragraph" style:parent-style-name="List_20_Paragraph" style:list-style-name="WWNum1">
      <style:paragraph-properties fo:margin-top="0cm" fo:margin-bottom="0cm" style:contextual-spacing="true" fo:line-height="100%" fo:text-align="start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Calibri1" style:font-size-complex="12pt" style:language-complex="ar" style:country-complex="SA"/>
    </style:style>
    <style:style style:name="P10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entury Gothic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List_20_Paragraph">
      <style:paragraph-properties fo:margin-top="0cm" fo:margin-bottom="0cm" style:contextual-spacing="true" fo:line-height="100%" fo:text-align="justify" style:justify-single-word="false" fo:orphans="2" fo:widows="2"/>
      <style:text-properties style:font-name="Century Gothic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List_20_Paragraph">
      <style:paragraph-properties fo:margin-top="0cm" fo:margin-bottom="0cm" style:contextual-spacing="true" fo:line-height="100%" fo:text-align="start" style:justify-single-word="false" fo:orphans="2" fo:widows="2"/>
      <style:text-properties style:font-name="Century Gothic" fo:font-size="11pt" fo:language="pt" fo:country="BR" officeooo:rsid="001ce171" officeooo:paragraph-rsid="001ce171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text-properties style:font-name="Century Gothic"/>
    </style:style>
    <style:style style:name="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2pt" fo:language="pt" fo:country="BR" style:letter-kerning="false" style:font-name-asian="Calibri1" style:font-size-asian="12pt" style:language-asian="en" style:country-asian="US" style:font-name-complex="F" style:font-size-complex="12pt" style:language-complex="ar" style:country-complex="SA" style:font-weight-complex="bold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2pt" fo:language="pt" fo:country="BR" fo:font-weight="bold" style:letter-kerning="false" style:font-name-asian="Calibri1" style:font-size-asian="12pt" style:language-asian="en" style:country-asian="US" style:font-weight-asian="bold" style:font-name-complex="F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entury Gothic" fo:font-size="11pt" fo:language="pt" fo:country="BR" officeooo:rsid="001ce171" officeooo:paragraph-rsid="001ce171" style:letter-kerning="false" style:font-name-asian="Calibri1" style:font-size-asian="11pt" style:language-asian="en" style:country-asian="US" style:font-name-complex="F" style:font-size-complex="11pt" style:language-complex="ar" style:country-complex="SA" style:font-weight-complex="bold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text-properties fo:font-size="12pt" style:font-size-asian="12pt" style:font-size-complex="12pt"/>
    </style:style>
    <style:style style:name="P20" style:family="paragraph" style:parent-style-name="Standard">
      <style:text-properties fo:font-size="12pt" officeooo:paragraph-rsid="001e394f" style:font-size-asian="12pt" style:font-size-complex="12pt"/>
    </style:style>
    <style:style style:name="P21" style:family="paragraph" style:parent-style-name="Standard">
      <style:text-properties fo:font-size="12pt" officeooo:paragraph-rsid="001f79c0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font-size="12pt" fo:language="pt" fo:country="BR" fo:font-weight="bold" style:letter-kerning="false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23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T1" style:family="text">
      <style:text-properties style:font-name="Century Gothic" fo:font-size="13pt" fo:font-weight="bold" style:font-size-asian="13pt" style:font-weight-asian="bold" style:font-size-complex="13pt" style:font-weight-complex="bold"/>
    </style:style>
    <style:style style:name="T2" style:family="text">
      <style:text-properties style:font-name="Century Gothic" fo:font-size="12pt" style:font-size-asian="12pt" style:font-size-complex="12pt"/>
    </style:style>
    <style:style style:name="T3" style:family="text">
      <style:text-properties style:font-name="Century Gothic" fo:font-size="12pt" style:font-size-asian="12pt" style:font-size-complex="12pt" style:font-weight-complex="bold"/>
    </style:style>
    <style:style style:name="T4" style:family="text">
      <style:text-properties style:font-name="Century Gothic" fo:font-size="12pt" style:font-size-asian="12pt" style:font-name-complex="Calibri1" style:font-size-complex="12pt"/>
    </style:style>
    <style:style style:name="T5" style:family="text">
      <style:text-properties style:font-name="Century Gothic" fo:font-size="12pt" fo:font-weight="bold" style:font-size-asian="12pt" style:font-weight-asian="bold" style:font-size-complex="12pt"/>
    </style:style>
    <style:style style:name="T6" style:family="text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Century Gothic" style:font-name-asian="Calibri1" style:font-name-complex="F"/>
    </style:style>
    <style:style style:name="T8" style:family="text">
      <style:text-properties style:font-name="Segoe UI Emoji" fo:font-size="13pt" fo:font-weight="bold" style:font-name-asian="Segoe UI Emoji1" style:font-size-asian="13pt" style:font-weight-asian="bold" style:font-name-complex="Segoe UI Emoji1" style:font-size-complex="13pt" style:font-weight-complex="bold"/>
    </style:style>
    <style:style style:name="T9" style:family="text">
      <style:text-properties style:font-name="Segoe UI Emoji" style:font-name-asian="Segoe UI Emoji1" style:font-name-complex="Segoe UI Emoji1"/>
    </style:style>
    <style:style style:name="T10" style:family="text">
      <style:text-properties style:font-name="Segoe UI Emoji" style:font-name-asian="Calibri1" style:font-name-complex="Segoe UI Emoji1"/>
    </style:style>
    <style:style style:name="T11" style:family="text">
      <style:text-properties fo:font-size="12pt" officeooo:rsid="001e394f" style:font-size-asian="12pt" style:font-size-complex="12pt"/>
    </style:style>
    <style:style style:name="T12" style:family="text">
      <style:text-properties officeooo:rsid="001ce171"/>
    </style:style>
    <style:style style:name="T13" style:family="text">
      <style:text-properties officeooo:rsid="001dee20"/>
    </style:style>
    <style:style style:name="T14" style:family="text">
      <style:text-properties officeooo:rsid="001e394f"/>
    </style:style>
    <style:style style:name="T15" style:family="text">
      <style:text-properties officeooo:rsid="001f79c0"/>
    </style:style>
    <style:style style:name="T16" style:family="text">
      <style:text-properties officeooo:rsid="00203bad"/>
    </style:style>
    <style:style style:name="T17" style:family="text">
      <style:text-properties officeooo:rsid="0020446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.018cm" draw:fill="solid" draw:fill-color="#ffffff" draw:textarea-vertical-align="top" draw:auto-grow-height="false" fo:min-height="1.864cm" fo:min-width="7.53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List_20_Paragraph"><text:s text:c="12"/></text:p>
      <text:p text:style-name="List_20_Paragraph"/>
      <text:p text:style-name="P2"><text:span text:style-name="T1">Que bom que deseja trabalhar com a gente!! </text:span><text:span text:style-name="T8">😊</text:span><text:span text:style-name="T1"> </text:span><text:span text:style-name="T8">😊</text:span><text:span text:style-name="T1"> </text:span></text:p>
      <text:p text:style-name="P2"><text:span text:style-name="T1">Agora precisamos que informe seus dados abaixo:</text:span></text:p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4">Vaga: </text:p>
            <text:p text:style-name="P16"/>
          </table:table-cell>
          <table:table-cell table:style-name="Tabela1.A1" office:value-type="string">
            <text:p text:style-name="P14">Data:<text:span text:style-name="T12">06/04/2022</text:span></text:p>
          </table:table-cell>
        </table:table-row>
        <table:table-row table:style-name="Tabela1.1">
          <table:table-cell table:style-name="Tabela1.A1" table:number-columns-spanned="2" office:value-type="string">
            <text:p text:style-name="P15">Dados Pessoais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14">Nome Completo: <text:span text:style-name="T12">Edmilson Joaquim</text:span></text:p>
            <text:p text:style-name="P14">Idade: <text:span text:style-name="T12">57</text:span></text:p>
            <text:p text:style-name="P14">RG: <text:span text:style-name="T12">1440970-4</text:span></text:p>
            <text:p text:style-name="P14">CPF:<text:span text:style-name="T12">06688503883</text:span></text:p>
            <text:p text:style-name="P14">Estado civil: <text:span text:style-name="T12">Divorciado</text:span></text:p>
            <text:p text:style-name="P14">Filhos? <text:s text:c="25"/><text:span text:style-name="T12">sim</text:span> <text:s text:c="49"/>Se sim, quantos? <text:span text:style-name="T12">3</text:span></text:p>
          </table:table-cell>
          <table:covered-table-cell/>
        </table:table-row>
        <table:table-row table:style-name="Tabela1.1">
          <table:table-cell table:style-name="Tabela1.A1" office:value-type="string">
            <text:p text:style-name="P14">Endereço:</text:p>
            <text:p text:style-name="P17">Rua Jordão da Costa,103 apt 01</text:p>
          </table:table-cell>
          <table:table-cell table:style-name="Tabela1.A1" office:value-type="string">
            <text:p text:style-name="P14">Bairro:<text:span text:style-name="T12">V. Nhocune</text:span></text:p>
          </table:table-cell>
        </table:table-row>
        <table:table-row table:style-name="Tabela1.1">
          <table:table-cell table:style-name="Tabela1.A1" office:value-type="string">
            <text:p text:style-name="P14">Cidade:<text:span text:style-name="T12">São Paulo</text:span></text:p>
            <text:p text:style-name="P16"/>
          </table:table-cell>
          <table:table-cell table:style-name="Tabela1.A1" office:value-type="string">
            <text:p text:style-name="P14">Estado: <text:span text:style-name="T12">SP</text:span></text:p>
          </table:table-cell>
        </table:table-row>
        <table:table-row table:style-name="Tabela1.1">
          <table:table-cell table:style-name="Tabela1.A1" table:number-columns-spanned="2" office:value-type="string">
            <text:p text:style-name="P16"/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15">Escolaridade</text:p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14">Grau de Formação: <text:span text:style-name="T12">Superior completo</text:span></text:p>
            <text:p text:style-name="P16"/>
          </table:table-cell>
          <table:covered-table-cell/>
        </table:table-row>
        <table:table-row table:style-name="Tabela1.1">
          <table:table-cell table:style-name="Tabela1.A1" table:number-columns-spanned="2" office:value-type="string">
            <text:p text:style-name="P14">Curso:<text:span text:style-name="T12">Tecnologia da Informação / Direito</text:span></text:p>
            <text:p text:style-name="P16"/>
          </table:table-cell>
          <table:covered-table-cell/>
        </table:table-row>
        <table:table-row table:style-name="Tabela1.1">
          <table:table-cell table:style-name="Tabela1.A1" office:value-type="string">
            <text:p text:style-name="P14">Instituição Ensino: </text:p>
            <text:p text:style-name="P17">Uniesp – Universidade de São Paulo</text:p>
          </table:table-cell>
          <table:table-cell table:style-name="Tabela1.A1" office:value-type="string">
            <text:p text:style-name="P14">Campus: <text:span text:style-name="T12">Centro Velho</text:span></text:p>
          </table:table-cell>
        </table:table-row>
        <table:table-row table:style-name="Tabela1.1">
          <table:table-cell table:style-name="Tabela1.A1" office:value-type="string">
            <text:p text:style-name="P14">Semestre atual: <text:span text:style-name="T12">Conclusos</text:span></text:p>
            <text:p text:style-name="P16"/>
          </table:table-cell>
          <table:table-cell table:style-name="Tabela1.A1" office:value-type="string">
            <text:p text:style-name="P14">Semestre / Ano conclusão: <text:span text:style-name="T12">2019</text:span></text:p>
            <text:p text:style-name="P16"/>
          </table:table-cell>
        </table:table-row>
        <table:table-row table:style-name="Tabela1.1">
          <table:table-cell table:style-name="Tabela1.A1" table:number-columns-spanned="2" office:value-type="string">
            <text:p text:style-name="P14">Valor hora: <text:span text:style-name="T17">R$ 35,00</text:span></text:p>
            <text:p text:style-name="P16"/>
          </table:table-cell>
          <table:covered-table-cell/>
        </table:table-row>
      </table:table>
      <text:p text:style-name="List_20_Paragraph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22"><text:span text:style-name="T7">Conhecendo o candidato Forseti </text:span><text:span text:style-name="T9">😊</text:span><text:span text:style-name="T7"> </text:span><text:span text:style-name="T10">😊</text:span><text:span text:style-name="T7"> fique à vontade </text:span><text:span text:style-name="T9">😊</text:span><text:span text:style-name="T7"> </text:span><text:span text:style-name="T9">😊</text:span></text:p>
          </table:table-cell>
        </table:table-row>
        <text:soft-page-break/>
        <table:table-row table:style-name="Tabela2.1">
          <table:table-cell table:style-name="Tabela2.A1" office:value-type="string">
            <text:list xml:id="list146657181" text:style-name="WWNum1">
              <text:list-item>
                <text:p text:style-name="P3">O que despertou seu interesse para vaga?</text:p>
              </text:list-item>
            </text:list>
            <text:p text:style-name="P4">Resposta: </text:p>
            <text:p text:style-name="P12">Contato e Proposta</text:p>
          </table:table-cell>
        </table:table-row>
        <table:table-row table:style-name="Tabela2.1">
          <table:table-cell table:style-name="Tabela2.A1" office:value-type="string">
            <text:list xml:id="list133634754852264" text:continue-numbering="true" text:style-name="WWNum1">
              <text:list-item>
                <text:p text:style-name="P9">Por qual motivo escolheu esta carreira?</text:p>
              </text:list-item>
            </text:list>
            <text:p text:style-name="P4">Resposta: <text:span text:style-name="T12">Afinidade 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4831993399" text:continue-numbering="true" text:style-name="WWNum1">
              <text:list-item>
                <text:p text:style-name="P3">O que almeja adquirir com esta nova experiência profissional?</text:p>
              </text:list-item>
            </text:list>
            <text:p text:style-name="P4">Resposta: <text:span text:style-name="T12">Harmonia e Estabilidade Social, Profissional. <text:s/>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5229872950" text:continue-numbering="true" text:style-name="WWNum1">
              <text:list-item>
                <text:p text:style-name="P3">Para você, qual importância do Cliente para a área de tecnologia?</text:p>
              </text:list-item>
            </text:list>
            <text:p text:style-name="P4">Resposta: <text:span text:style-name="T12">Total, pois sem cliente o norteamento do projeto fica prejudicado.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5982770719" text:continue-numbering="true" text:style-name="WWNum1">
              <text:list-item>
                <text:p text:style-name="P3">Para você, qual a característica principal de um profissional da área de tecnologia? </text:p>
              </text:list-item>
            </text:list>
            <text:p text:style-name="P4">Resposta: <text:span text:style-name="T12">Inumeras, contudo a resiliencia, e de grande importância para o sucesso.</text:span> 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5790557963" text:continue-numbering="true" text:style-name="WWNum1">
              <text:list-item>
                <text:p text:style-name="P7">Com que tipo de equipe você gosta de trabalhar?</text:p>
              </text:list-item>
            </text:list>
            <text:p text:style-name="P4">Resposta: <text:span text:style-name="T12">Participativa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4078654663" text:continue-numbering="true" text:style-name="WWNum1">
              <text:list-item>
                <text:p text:style-name="P7">O que te motiva profissionalmente?</text:p>
              </text:list-item>
            </text:list>
            <text:p text:style-name="P4">Resposta: <text:span text:style-name="T13">Manter-se Constantemente interessado.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4331215794" text:continue-numbering="true" text:style-name="WWNum1">
              <text:list-item>
                <text:p text:style-name="P3">Cite alguma experiência profissional anterior que você tenha tido um comportamento proativo.</text:p>
              </text:list-item>
            </text:list>
            <text:p text:style-name="P4">Resposta: <text:span text:style-name="T13">Integração total na Migração de Sistemas. 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5495025367" text:continue-numbering="true" text:style-name="WWNum1">
              <text:list-item>
                <text:p text:style-name="P3">Para você, quais são as competências relevantes para ter sucesso na vida?</text:p>
              </text:list-item>
            </text:list>
            <text:p text:style-name="P4">Resposta: <text:span text:style-name="T13">Profissionalismo, <text:s/>Integridade e Etica. 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5563083853" text:continue-numbering="true" text:style-name="WWNum1">
              <text:list-item>
                <text:p text:style-name="P5">Quais as linguagens que você tem conhecimento? E qual que mais gosta de trabalhar? Justifique.</text:p>
              </text:list-item>
            </text:list>
            <text:p text:style-name="P6">Resposta:<text:span text:style-name="T13">PHP, Javascript, CSS, Clipper, Delphi, Sendo o PHP que mais atuo, e todas as outras que nos dias atuais completam-se. </text:span></text:p>
            <text:p text:style-name="P11"/>
          </table:table-cell>
        </table:table-row>
        <table:table-row table:style-name="Tabela2.1">
          <table:table-cell table:style-name="Tabela2.A1" office:value-type="string">
            <text:list xml:id="list133634429153031" text:continue-numbering="true" text:style-name="WWNum1">
              <text:list-item>
                <text:p text:style-name="P3">Quais são seus principais valores de vida?</text:p>
              </text:list-item>
            </text:list>
            <text:p text:style-name="P4">Resposta: <text:span text:style-name="T13">Familia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4239307166" text:continue-numbering="true" text:style-name="WWNum1">
              <text:list-item>
                <text:p text:style-name="P3">Quais são seus planos para daqui 5 anos?</text:p>
              </text:list-item>
            </text:list>
            <text:p text:style-name="P4">Resposta: <text:span text:style-name="T13">Ter conseguido melhorar condições de vida. </text:span></text:p>
            <text:p text:style-name="P10"/>
          </table:table-cell>
        </table:table-row>
        <table:table-row table:style-name="Tabela2.1">
          <table:table-cell table:style-name="Tabela2.A1" office:value-type="string">
            <text:list xml:id="list133634350416242" text:continue-numbering="true" text:style-name="WWNum1">
              <text:list-item>
                <text:p text:style-name="P3">Qual o seu ponto forte? E seu ponto fraco? Fale um pouco deles.</text:p>
              </text:list-item>
            </text:list>
            <text:p text:style-name="P4">Resposta: <text:span text:style-name="T13">Das melhores qualidades e a resiliencia, saber estudar o passado para viver melhor o presente e ter uma melhor perspectiva de futuro.</text:span></text:p>
            <text:p text:style-name="P4"/>
            <text:p text:style-name="P8">De caracteristicas contrarias, posso c<text:span text:style-name="T14">itar o medo das dificuldades cotidianas.</text:span></text:p>
            <text:p text:style-name="P10"/>
            <text:p text:style-name="P10"/>
          </table:table-cell>
        </table:table-row>
      </table:table>
      <text:p text:style-name="P13"/>
      <text:p text:style-name="P18"><text:span text:style-name="T6">E para conhecer um pouco mais de você... e finalmente terminarmos...</text:span></text:p>
      <text:p text:style-name="P18"><text:span text:style-name="T6">Redação - Tema Livre</text:span></text:p>
      <text:p text:style-name="Standard"><text:soft-page-break/><text:tab/><text:tab/><text:tab/><text:tab/> <text:s text:c="11"/><text:span text:style-name="T11">O FUTURO</text:span></text:p>
      <text:p text:style-name="P19"/>
      <text:p text:style-name="P20"><text:tab/><text:span text:style-name="T14">Futuro, <text:s/>tema complexo, que mesmo antes de existir, exerce grande influ</text:span><text:span text:style-name="T16">ê</text:span><text:span text:style-name="T14">ncia sobre todos. O assunto tratado e muito vasto para ser exemplificado em poucas linhas, com isso devemos citar sobre os efeitos dessa influ</text:span><text:span text:style-name="T16">ê</text:span><text:span text:style-name="T14">ncia, no </text:span><text:span text:style-name="T16">â</text:span><text:span text:style-name="T14">mbito social, e profissional, tema recorrente no cotidiano.</text:span></text:p>
      <text:p text:style-name="P21"><text:span text:style-name="T14"><text:tab/>O nosso presente nos apresenta, uma grande <text:s/>gama de incognitas para o futuro, </text:span><text:span text:style-name="T15">algo que não chegou</text:span><text:span text:style-name="T14">. Nesse contexto o cidadão que e profissional, tem quase como obrigação de vida, observar tais tend</text:span><text:span text:style-name="T16">ê</text:span><text:span text:style-name="T14">ncias, em <text:s/>todas as </text:span><text:span text:style-name="T16">á</text:span><text:span text:style-name="T14">reas profis</text:span><text:span text:style-name="T16">s</text:span><text:span text:style-name="T14">ionais.</text:span></text:p>
      <text:p text:style-name="P21"><text:span text:style-name="T14"><text:tab/></text:span><text:span text:style-name="T15">Segundo, fonte de estat</text:span><text:span text:style-name="T16">í</text:span><text:span text:style-name="T15">sticas e estudos, profissões dos próximos anos, ainda não existem, portanto</text:span><text:span text:style-name="T14"> <text:s/></text:span><text:span text:style-name="T15">o futuro aqui por nos citados, esta no presente, sendo assim uma tend</text:span><text:span text:style-name="T16">ê</text:span><text:span text:style-name="T15">ncia pret</text:span><text:span text:style-name="T16">é</text:span><text:span text:style-name="T15">rita que se apresenta, pois se penso no futuro, me preparo no presente.</text:span></text:p>
      <text:p text:style-name="P21"><text:span text:style-name="T14"><text:tab/></text:span><text:span text:style-name="T15">Portanto a s</text:span><text:span text:style-name="T16">í</text:span><text:span text:style-name="T15">ntese aqui apresentada refere-se a algo irrevers</text:span><text:span text:style-name="T16">í</text:span><text:span text:style-name="T15">vel, que tem de ser aprofundadas as discussões do presente, em todas areas, temos assuntos de suma relevancia que todos devemos participar, pois o futuro já chegou. <text:s/></text:span><text:span text:style-name="T14"><text:s/></text:span></text:p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 Emoji" svg:font-family="'Segoe UI Emoji'" style:font-family-generic="roman" style:font-pitch="variable"/>
    <style:font-face style:name="Segoe UI Emoji1" svg:font-family="'Segoe UI Emoji'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ffffff"/>
      <style:paragraph-properties fo:text-align="start"/>
      <style:text-properties fo:color="#000000" loext:opacity="100%" fo:font-size="18pt"/>
    </style:style>
    <style:style style:name="Mgr1" style:family="graphic" style:parent-style-name="Frame">
      <style:graphic-properties draw:stroke="none" svg:stroke-width="0.018cm" draw:fill="solid" draw:fill-color="#ffffff" draw:textarea-vertical-align="top" draw:auto-grow-height="false" fo:min-height="1.864cm" fo:min-width="7.537cm" fo:padding-top="0.127cm" fo:padding-bottom="0.127cm" fo:padding-left="0.254cm" fo:padding-right="0.254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2" draw:name="Caixa de texto 3" draw:style-name="Mgr1" draw:text-style-name="MP1" svg:width="8.044cm" svg:height="2.117cm" svg:x="9.514cm" svg:y="-0.958cm"><text:p text:style-name="Frame_20_contents"><draw:frame draw:style-name="Graphics" draw:name="Imagem 4" text:anchor-type="as-char" svg:width="7.518cm" svg:height="1.395cm" draw:z-index="8"><draw:image xlink:href="Pictures/10000001000027D600000765EF39581B798AF4EA.png" xlink:type="simple" xlink:show="embed" xlink:actuate="onLoad" draw:mime-type="image/png"/></draw:frame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helle</meta:initial-creator>
    <meta:editing-cycles>17</meta:editing-cycles>
    <meta:print-date>2018-03-21T20:57:00</meta:print-date>
    <meta:creation-date>2021-01-29T15:23:00</meta:creation-date>
    <dc:date>2022-04-06T13:36:33.029000000</dc:date>
    <meta:editing-duration>PT44M42S</meta:editing-duration>
    <meta:generator>LibreOffice/7.2.5.2$Windows_X86_64 LibreOffice_project/499f9727c189e6ef3471021d6132d4c694f357e5</meta:generator>
    <meta:document-statistic meta:table-count="2" meta:image-count="1" meta:object-count="0" meta:page-count="3" meta:paragraph-count="63" meta:word-count="524" meta:character-count="3486" meta:non-whitespace-character-count="2908"/>
    <meta:user-defined meta:name="AppVersion">16.0000</meta:user-defined>
    <meta:template xlink:type="simple" xlink:actuate="onRequest" xlink:title="Normal.dotm" xlink:href=""/>
  </office:meta>
</office:document-meta>
</file>